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Georgia" fo:font-size="12pt" style:font-size-asian="12pt" style:font-name-complex="Times New Roman1" style:font-size-complex="12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3" style:family="paragraph" style:parent-style-name="No_20_Spacing">
      <style:paragraph-properties fo:margin-left="0in" fo:margin-right="0in" fo:text-indent="0in" style:auto-text-indent="false"/>
      <style:text-properties style:font-name="Georgia" fo:font-size="10.5pt" style:font-size-asian="10.5pt" style:font-name-complex="Times New Roman1" style:font-size-complex="10.5pt"/>
    </style:style>
    <style:style style:name="P4"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name-complex="Times New Roman1" style:font-size-complex="10.5pt"/>
    </style:style>
    <style:style style:name="P6"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style:font-name="Georgia" fo:font-size="10.5pt" fo:background-color="transparent" style:font-size-asian="10.5pt" style:font-size-complex="10.5pt"/>
    </style:style>
    <style:style style:name="P7"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8"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9" style:family="paragraph" style:parent-style-name="Standard" style:list-style-name="">
      <style:paragraph-properties fo:margin-left="0in" fo:margin-right="0in" fo:margin-top="0in" fo:margin-bottom="0in" fo:line-height="100%" fo:text-indent="0in" style:auto-text-indent="false"/>
      <style:text-properties style:font-name="Georgia" fo:font-size="10.5pt" fo:font-weight="bold" style:font-size-asian="10.5pt" style:font-weight-asian="bold" style:font-size-complex="10.5pt" style:font-weight-complex="bold"/>
    </style:style>
    <style:style style:name="P10" style:family="paragraph" style:parent-style-name="Standard">
      <style:paragraph-properties fo:margin-top="0in" fo:margin-bottom="0in" fo:line-height="100%"/>
      <style:text-properties fo:color="#000000" fo:font-size="10.5pt" style:font-size-asian="10.5pt" style:font-size-complex="10.5pt"/>
    </style:style>
    <style:style style:name="P11"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1" style:font-size-complex="16pt"/>
    </style:style>
    <style:style style:name="T1" style:family="text">
      <style:text-properties fo:font-weight="bold" style:font-weight-asian="bold" style:font-name-complex="Times New Roman1"/>
    </style:style>
    <style:style style:name="T2" style:family="text">
      <style:text-properties fo:font-weight="bold" style:font-weight-asian="bold" style:font-name-complex="Times New Roman1" style:font-weight-complex="bold"/>
    </style:style>
    <style:style style:name="T3" style:family="text">
      <style:text-properties style:font-name-complex="Times New Roman1"/>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6" style:family="text">
      <style:text-properties style:font-name="Georgia"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7"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8" style:family="text">
      <style:text-properties style:font-name="Georgia" fo:language="none" fo:country="none" fo:background-color="transparent" style:font-name-asian="Georgia" style:language-asian="none" style:country-asian="none" style:font-name-complex="Georgia" style:language-complex="none" style:country-complex="none"/>
    </style:style>
    <style:style style:name="T9" style:family="text">
      <style:text-properties fo:font-weight="normal" style:font-weight-asian="normal" style:font-weight-complex="normal"/>
    </style:style>
    <style:style style:name="T10" style:family="text">
      <style:text-properties fo:font-weight="normal" style:font-weight-asian="normal" style:font-name-complex="Times New Roman1" style:font-weight-complex="normal"/>
    </style:style>
    <style:style style:name="T11" style:family="text">
      <style:text-properties fo:language="none" fo:country="none" style:font-name-asian="Georgia" style:language-asian="none" style:country-asian="none" style:font-name-complex="Georgia" style:language-complex="none" style:country-complex="none"/>
    </style:style>
    <style:style style:name="T12" style:family="text">
      <style:text-properties fo:color="#000000" fo:language="none" fo:country="none" fo:background-color="transparent" style:font-name-asian="Georgia" style:language-asian="none" style:country-asian="none" style:font-name-complex="Georgia" style:language-complex="none" style:country-complex="none"/>
    </style:style>
    <style:style style:name="T13" style:family="text">
      <style:text-properties fo:color="#000000" fo:language="none" fo:country="none" fo:font-style="italic" fo:background-color="transparent" style:font-name-asian="Georgia" style:language-asian="none" style:country-asian="none" style:font-style-asian="italic" style:font-name-complex="Georgia" style:language-complex="none" style:country-complex="none" style:font-style-complex="italic"/>
    </style:style>
    <style:style style:name="T14" style:family="text">
      <style:text-properties fo:color="#000000" fo:language="none" fo:country="none" style:text-underline-style="none" fo:background-color="transparent" style:font-name-asian="Georgia" style:language-asian="none" style:country-asian="none" style:font-name-complex="Georgia" style:language-complex="none" style:country-complex="none"/>
    </style:style>
    <style:style style:name="T15" style:family="text">
      <style:text-properties fo:color="#000000" fo:language="none" fo:country="none" style:font-name-asian="Georgia" style:language-asian="none" style:country-asian="none" style:font-name-complex="Georgia" style:language-complex="none" style:country-complex="none"/>
    </style:style>
    <style:style style:name="T16" style:family="text">
      <style:text-properties fo:color="#000000" fo:language="none" fo:country="none" fo:font-weight="normal" style:font-name-asian="Georgia" style:language-asian="none" style:country-asian="none" style:font-weight-asian="normal" style:font-name-complex="Georgia" style:language-complex="none" style:country-complex="none" style:font-weight-complex="normal"/>
    </style:style>
    <style:style style:name="T17" style:family="text">
      <style:text-properties fo:color="#000000" fo:language="en" fo:country="US" fo:font-weight="normal" style:font-name-asian="Georgia" style:language-asian="none" style:country-asian="none" style:font-weight-asian="normal" style:font-name-complex="Georgia" style:language-complex="none" style:country-complex="none"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he Profitable Slave</text:p>
      <text:p text:style-name="P1"/>
      <text:p text:style-name="P2"><text:span text:style-name="T1">Read:</text:span><text:span text:style-name="T3"> Acts 15:36-39; Philemon 8-22</text:span></text:p>
      <text:p text:style-name="P3"/>
      <text:p text:style-name="P4"><text:span text:style-name="T1">Text:</text:span><text:span text:style-name="T3"> </text:span><text:span text:style-name="T14">Isaiah 48:17</text:span><text:span text:style-name="T12"> “...I </text:span><text:span text:style-name="T13">am</text:span><text:span text:style-name="T12"> the LORD thy God which teacheth thee to profit...”</text:span></text:p>
      <text:p text:style-name="P5"/>
      <text:h text:style-name="P4" text:outline-level="3"><text:span text:style-name="T1">Introduction:</text:span><text:span text:style-name="T3"> We just read about two men in the Bible that were considered to be unprofitable. Mark; because he left Paul and Barnabas and </text:span><text:span text:style-name="T15">Onesimus who had escaped from his owner: Philemon.</text:span></text:h>
      <text:h text:style-name="P8" text:outline-level="3"><text:span text:style-name="T15"><text:s text:c="2"/>What is the job of a servant or slave?</text:span></text:h>
      <text:h text:style-name="P8" text:outline-level="3"><text:span text:style-name="T15"><text:s text:c="2"/>To do whatever the master wishes. To please his or her master. Obviously both Onesimus and Mark had failed in their job.</text:span></text:h>
      <text:h text:style-name="P8" text:outline-level="3"><text:span text:style-name="T3"/></text:h>
      <text:h text:style-name="P8" text:outline-level="3"><text:span text:style-name="T2">Unprofitable slaves:</text:span><text:span text:style-name="T3"> They could not be counted on. When they were needed they retreated. When it was their turn to bat they weren't even in the dugout. When their report was due they were absent. </text:span></text:h>
      <text:h text:style-name="P8" text:outline-level="3"><text:span text:style-name="T3"><text:s text:c="2"/>Unprofitable slaves are one steppers and slow walkers. Unprofitable slaves show up late if they even show up at all. The only thing you can depend on with one who is an unprofitable servant is the fact that they are undependable. Mark walked away and Onesimus ran away from Philemon. In both situations they were unprofitable. </text:span></text:h>
      <text:h text:style-name="P8" text:outline-level="3"><text:span text:style-name="T3"/></text:h>
      <text:h text:style-name="P8" text:outline-level="3"><text:span text:style-name="T2">Escaped fugitive:</text:span><text:span text:style-name="T3"> The problem with being AWOL or in an escape situation is that you're always looking over your shoulder. Mark probably began having regrets before he was a mile down the road. When <text:s/></text:span><text:span text:style-name="T15">Onesimus turned a corner he always had to wonder if Philemon might be coming down the road. Many times he turned down an alley to avoid a person resembling his master only to realize that it wasn't Philemon after all. Although those who are running from Christ may seem like they are having a good time it is no fun to be on the run. When you're a fugitive you can't sleep well, you can't eat well and you really can't live well.</text:span></text:h>
      <text:h text:style-name="P8" text:outline-level="3"><text:span text:style-name="T3"/></text:h>
      <text:h text:style-name="P8" text:outline-level="3"><text:span text:style-name="T2">Freed from the inside:</text:span><text:span text:style-name="T3"> As </text:span><text:span text:style-name="T15">Onesimus</text:span><text:span text:style-name="T3"> was running he ran into Paul. The scripture doesn't tell us the circumstances of </text:span><text:span text:style-name="T15">Onesimus</text:span><text:span text:style-name="T3">' encounter with Christ but either at a meeting with others or perhaps a single encounter with the apostle Paul led him to a knowledge of the Savior. <text:s/>He soon trusted Christ and became free from the sin and rebellion inside of him. He was still a fugitive from Philemon but no longer a slave to sin. </text:span></text:h>
      <text:h text:style-name="P8" text:outline-level="3"><text:span text:style-name="T3"><text:s/></text:span></text:h>
      <text:h text:style-name="P8" text:outline-level="3"><text:span text:style-name="T2">Trained by Paul:</text:span><text:span text:style-name="T3"> As a new born creation in Christ, </text:span><text:span text:style-name="T15">Onesimus sat at the feet of Paul and learned how to walk and talk and live as a child of Christ. There are two different directions that the church has moved in the last several decades. The ecumenical church has demanded more and more education for their ministers. On the other hand; the evangelical church has distanced themselves from most formal education for ministers and has moved more toward the mystical. It sounds spiritual to say that: “I've had no Bible training. I just pray and God gives me the words to say. ”would you go to a doctor learned to practice medicine that way? Would you entrust your money to a financial planner who learned his craft that way?</text:span></text:h>
      <text:h text:style-name="P8" text:outline-level="3"><text:span text:style-name="T15"><text:s text:c="2"/>God certainly can and does call and equip some of His servants that way but most of them learn as they study and listen to other more learned <text:s/>people than themselves. It's how Onesimus learned. It's how Timothy, Titus and many others learned as well. Paul himself spent three years studying at the feet of Gamalial. </text:span></text:h>
      <text:h text:style-name="P8" text:outline-level="3"><text:span text:style-name="T15"><text:s text:c="2"/>There is much un-Biblical theology coming from the lips of people who have great charisma and wonderful speaking skills but lack training in <text:s/>the scriptures. </text:span></text:h>
      <text:h text:style-name="P8" text:outline-level="3"><text:span text:style-name="T3"/></text:h>
      <text:h text:style-name="P9" text:outline-level="3"><text:span text:style-name="T3">Profitable brother in Christ:</text:span><text:span text:style-name="T10"> </text:span><text:span text:style-name="T3"><text:s/></text:span><text:span text:style-name="T10">After leading </text:span><text:span text:style-name="T16">Onesimus to Christ and </text:span><text:span text:style-name="T17">training him in the Word</text:span><text:span text:style-name="T16"> for awhile; there came a day that Paul said: “Onesimus: you need to return to your master. Philemon has trusted Christ as his Savior and together you can demonstrate how a Godly master interacts his slaves (especially those who are also brothers in Christ). And how a Godly slave responds to his master. In the past, <text:s/>Onesimus, you were a deficit to Philemon <text:s/>but now you will be an asset. You'll see that Philemon will soon </text:span><text:span text:style-name="T17">acknowledge</text:span><text:span text:style-name="T16"> that the best thing that ever happened to Onesimus happened while he was a fugitive.”</text:span></text:h>
      <text:h text:style-name="P8" text:outline-level="3"><text:span text:style-name="T3"/></text:h>
      <text:p text:style-name="P10"><text:span text:style-name="T5">Conclude:</text:span><text:span text:style-name="T6"> Do you remember Mark? We read about him in Acts 15. He was irate and refused to allow Mark to accompany Barnabas and himself. In a prior missionary journey Mark got homesick and turned back. But Barnabas has been accompanying Mark and as they travel he has been teaching him as well. Paul writes in his second letter to Timothy: “</text:span><text:span text:style-name="T8">Only Luke is with me. Take Mark, and bring him with thee: for he is profitable to me for the ministry.”</text:span></text:p>
      <text:p text:style-name="P10"><text:span text:style-name="T8"><text:s text:c="2"/>Both Mark and Onesimus had become profitable.</text:span></text:p>
      <text:p text:style-name="P6"><text:span text:style-name="T11"><text:s text:c="2"/>How about you? Are you a profitable ser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7-10-21T16:38:57.94</dc:date>
    <meta:editing-duration>P1DT22H9M47S</meta:editing-duration>
    <meta:generator>OpenOffice/4.1.3$Win32 OpenOffice.org_project/413m1$Build-9783</meta:generator>
    <meta:document-statistic meta:table-count="0" meta:image-count="0" meta:object-count="0" meta:page-count="1" meta:paragraph-count="18" meta:word-count="785" meta:character-count="44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